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45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1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47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59" style:family="table-cell" style:parent-style-name="Default" style:data-style-name="N1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5.000625cm" style:use-optimal-column-width="true"/>
    </style:style>
    <style:style style:name="co2" style:family="table-column">
      <style:table-column-properties fo:break-before="auto" style:column-width="15.3458333333333cm"/>
    </style:style>
    <style:style style:name="co3" style:family="table-column">
      <style:table-column-properties fo:break-before="auto" style:column-width="4.28625cm" style:use-optimal-column-width="true"/>
    </style:style>
    <style:style style:name="co4" style:family="table-column">
      <style:table-column-properties fo:break-before="auto" style:column-width="10.5304166666667cm" style:use-optimal-column-width="true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24.81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default-cell-style-name="ce9"/>
        <table:table-column table:style-name="co2" table:default-cell-style-name="ce8"/>
        <table:table-column table:style-name="co3" table:default-cell-style-name="ce7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3">
            <text:p>Código da variável</text:p>
          </table:table-cell>
          <table:table-cell office:value-type="string" table:style-name="ce24">
            <text:p>Descrição da variável</text:p>
          </table:table-cell>
          <table:table-cell office:value-type="string" table:style-name="ce5">
            <text:p>Código da categoria</text:p>
          </table:table-cell>
          <table:table-cell office:value-type="string" table:style-name="ce4">
            <text:p>Descrição da categoria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style-name="ce19">
            <text:p>ID</text:p>
          </table:table-cell>
          <table:table-cell office:value-type="string" table:style-name="ce12">
            <text:p>Código sequencial de identificação do respondente</text:p>
          </table:table-cell>
          <table:table-cell office:value-type="string" table:style-name="ce6">
            <text:p>-</text:p>
          </table:table-cell>
          <table:table-cell office:value-type="string" table:style-name="ce2">
            <text:p>-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7" table:style-name="ce25">
            <text:p>P02</text:p>
          </table:table-cell>
          <table:table-cell office:value-type="string" table:number-columns-spanned="1" table:number-rows-spanned="27" table:style-name="ce26">
            <text:p>Em que estado você mora?</text:p>
          </table:table-cell>
          <table:table-cell office:value-type="float" office:value="12" table:style-name="ce13">
            <text:p>12</text:p>
          </table:table-cell>
          <table:table-cell office:value-type="string" table:style-name="ce16">
            <text:p>Ac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7" table:style-name="ce13">
            <text:p>27</text:p>
          </table:table-cell>
          <table:table-cell office:value-type="string" table:style-name="ce16">
            <text:p>Alagoa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3" table:style-name="ce13">
            <text:p>13</text:p>
          </table:table-cell>
          <table:table-cell office:value-type="string" table:style-name="ce16">
            <text:p>Amazona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6" table:style-name="ce13">
            <text:p>16</text:p>
          </table:table-cell>
          <table:table-cell office:value-type="string" table:style-name="ce16">
            <text:p>Amapá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9" table:style-name="ce13">
            <text:p>29</text:p>
          </table:table-cell>
          <table:table-cell office:value-type="string" table:style-name="ce16">
            <text:p>Bahi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3" table:style-name="ce13">
            <text:p>23</text:p>
          </table:table-cell>
          <table:table-cell office:value-type="string" table:style-name="ce16">
            <text:p>Ceará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3" table:style-name="ce13">
            <text:p>53</text:p>
          </table:table-cell>
          <table:table-cell office:value-type="string" table:style-name="ce16">
            <text:p>Distrito Federa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2" table:style-name="ce13">
            <text:p>32</text:p>
          </table:table-cell>
          <table:table-cell office:value-type="string" table:style-name="ce16">
            <text:p>Espírito Sant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2" table:style-name="ce13">
            <text:p>52</text:p>
          </table:table-cell>
          <table:table-cell office:value-type="string" table:style-name="ce16">
            <text:p>Goiá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1" table:style-name="ce13">
            <text:p>21</text:p>
          </table:table-cell>
          <table:table-cell office:value-type="string" table:style-name="ce16">
            <text:p>Maranh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1" table:style-name="ce13">
            <text:p>51</text:p>
          </table:table-cell>
          <table:table-cell office:value-type="string" table:style-name="ce16">
            <text:p>Mato Gross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0" table:style-name="ce13">
            <text:p>50</text:p>
          </table:table-cell>
          <table:table-cell office:value-type="string" table:style-name="ce16">
            <text:p>Mato Grosso do Su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1" table:style-name="ce13">
            <text:p>31</text:p>
          </table:table-cell>
          <table:table-cell office:value-type="string" table:style-name="ce16">
            <text:p>Minas Gerai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5" table:style-name="ce13">
            <text:p>15</text:p>
          </table:table-cell>
          <table:table-cell office:value-type="string" table:style-name="ce16">
            <text:p>Pará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5" table:style-name="ce13">
            <text:p>25</text:p>
          </table:table-cell>
          <table:table-cell office:value-type="string" table:style-name="ce16">
            <text:p>Paraíb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1" table:style-name="ce13">
            <text:p>41</text:p>
          </table:table-cell>
          <table:table-cell office:value-type="string" table:style-name="ce16">
            <text:p>Paraná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6" table:style-name="ce13">
            <text:p>26</text:p>
          </table:table-cell>
          <table:table-cell office:value-type="string" table:style-name="ce16">
            <text:p>Pernambuc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2" table:style-name="ce13">
            <text:p>22</text:p>
          </table:table-cell>
          <table:table-cell office:value-type="string" table:style-name="ce16">
            <text:p>Piauí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3" table:style-name="ce13">
            <text:p>33</text:p>
          </table:table-cell>
          <table:table-cell office:value-type="string" table:style-name="ce16">
            <text:p>Rio de Janeir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4" table:style-name="ce13">
            <text:p>24</text:p>
          </table:table-cell>
          <table:table-cell office:value-type="string" table:style-name="ce16">
            <text:p>Rio Grande do Nor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3" table:style-name="ce13">
            <text:p>43</text:p>
          </table:table-cell>
          <table:table-cell office:value-type="string" table:style-name="ce16">
            <text:p>Rio Grande do Su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1" table:style-name="ce13">
            <text:p>11</text:p>
          </table:table-cell>
          <table:table-cell office:value-type="string" table:style-name="ce16">
            <text:p>Rondôni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4" table:style-name="ce13">
            <text:p>14</text:p>
          </table:table-cell>
          <table:table-cell office:value-type="string" table:style-name="ce16">
            <text:p>Roraim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2" table:style-name="ce13">
            <text:p>42</text:p>
          </table:table-cell>
          <table:table-cell office:value-type="string" table:style-name="ce16">
            <text:p>Santa Catarin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5" table:style-name="ce13">
            <text:p>35</text:p>
          </table:table-cell>
          <table:table-cell office:value-type="string" table:style-name="ce16">
            <text:p>São Paul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8" table:style-name="ce13">
            <text:p>28</text:p>
          </table:table-cell>
          <table:table-cell office:value-type="string" table:style-name="ce16">
            <text:p>Sergip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17" table:style-name="ce13">
            <text:p>17</text:p>
          </table:table-cell>
          <table:table-cell office:value-type="string" table:style-name="ce16">
            <text:p>Tocantins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style-name="ce19">
            <text:p>P03</text:p>
          </table:table-cell>
          <table:table-cell office:value-type="string" table:style-name="ce12">
            <text:p>Em que município você mora?*</text:p>
          </table:table-cell>
          <table:table-cell office:value-type="string" table:style-name="ce14">
            <text:p>-</text:p>
          </table:table-cell>
          <table:table-cell office:value-type="string" table:style-name="ce17">
            <text:p>-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8" table:style-name="ce25">
            <text:p>P04</text:p>
          </table:table-cell>
          <table:table-cell office:value-type="string" table:number-columns-spanned="1" table:number-rows-spanned="8" table:style-name="ce26">
            <text:p>Qual a sua maior preocupação hoje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aúd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Empreg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Custo de vi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6">
            <text:p>Corrupç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6">
            <text:p>Segurança públi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6" table:style-name="ce15">
            <text:p>6</text:p>
          </table:table-cell>
          <table:table-cell office:value-type="string" table:style-name="ce16">
            <text:p>Educaç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7" table:style-name="ce15">
            <text:p>7</text:p>
          </table:table-cell>
          <table:table-cell office:value-type="string" table:style-name="ce16">
            <text:p>Outr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05</text:p>
          </table:table-cell>
          <table:table-cell office:value-type="string" table:number-columns-spanned="1" table:number-rows-spanned="3" table:style-name="ce26">
            <text:p>Vou ler algumas frases e gostaria que você dissesse se você é a favor ou contra: 'Tornar permanente o Auxílio Brasil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A favor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Contr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06</text:p>
          </table:table-cell>
          <table:table-cell office:value-type="string" table:number-columns-spanned="1" table:number-rows-spanned="3" table:style-name="ce26">
            <text:p>Vou ler algumas frases e gostaria que você dissesse se você é a favor ou contra: 'Monitorar ações policiais com câmeras em seus uniformes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A favor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Contr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07</text:p>
          </table:table-cell>
          <table:table-cell office:value-type="string" table:number-columns-spanned="1" table:number-rows-spanned="3" table:style-name="ce26">
            <text:p>Vou ler algumas frases e gostaria que você dissesse se você é a favor ou contra: 'Reduzir a maioridade penal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A favor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Contr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08</text:p>
          </table:table-cell>
          <table:table-cell office:value-type="string" table:number-columns-spanned="1" table:number-rows-spanned="3" table:style-name="ce26">
            <text:p>Vou ler algumas frases e gostaria que você dissesse se você é a favor ou contra: 'Criar impostos sobre grandes fortunas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A favor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Contr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8" table:style-name="ce25">
            <text:p>P09</text:p>
          </table:table-cell>
          <table:table-cell office:value-type="string" table:number-columns-spanned="1" table:number-rows-spanned="8" table:style-name="ce26">
            <text:p>A fortuna é medida pelo patrimônio que uma pessoa acumulou ao longo da vida. Na sua opinião, a partir de que valor seria uma grande fortuna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Qualquer valor abaixo de R$ 499 mi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e R$ 500 mil a R$ 999 mi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De R$ 1 milhão a R$ 9,9 milhõe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6">
            <text:p>De R$ 10 milhões a 49 milhõe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6">
            <text:p>De R$ 50 milhões a 99 milhõe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6" table:style-name="ce15">
            <text:p>6</text:p>
          </table:table-cell>
          <table:table-cell office:value-type="string" table:style-name="ce16">
            <text:p>Acima de R$ 100 milhõe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7" table:style-name="ce15">
            <text:p>7</text:p>
          </table:table-cell>
          <table:table-cell office:value-type="string" table:style-name="ce16">
            <text:p>Não sei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8" table:style-name="ce13">
            <text:p>8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10</text:p>
          </table:table-cell>
          <table:table-cell office:value-type="string" table:number-columns-spanned="1" table:number-rows-spanned="3" table:style-name="ce26">
            <text:p>Vou continuar lendo outras afirmações para que você responda se concorda ou discorda. 'O sistema de cotas para negros em universidades é justo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n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s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11</text:p>
          </table:table-cell>
          <table:table-cell office:value-type="string" table:number-columns-spanned="1" table:number-rows-spanned="3" table:style-name="ce26">
            <text:p>Vou continuar lendo outras afirmações para que você responda se concorda ou discorda. 'As mulheres devem ter o direito de interromper a gravidez com segurança, caso elas queiram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n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s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12</text:p>
          </table:table-cell>
          <table:table-cell office:value-type="string" table:number-columns-spanned="1" table:number-rows-spanned="3" table:style-name="ce26">
            <text:p>Vou continuar lendo outras afirmações para que você responda se concorda ou discorda. 'Deveria existir pena de morte no Brasil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n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s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13</text:p>
          </table:table-cell>
          <table:table-cell office:value-type="string" table:number-columns-spanned="1" table:number-rows-spanned="3" table:style-name="ce26">
            <text:p>Vou continuar lendo outras afirmações para que você responda se concorda ou discorda. 'Facilitar a posse de armas aumenta a segurança no Brasil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n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s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14</text:p>
          </table:table-cell>
          <table:table-cell office:value-type="string" table:number-columns-spanned="1" table:number-rows-spanned="3" table:style-name="ce26">
            <text:p>Vou continuar lendo outras afirmações para que você responda se concorda ou discorda. 'As pessoas procuram ajuda financeira do governo porque não querem trabalhar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n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s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15</text:p>
          </table:table-cell>
          <table:table-cell office:value-type="string" table:number-columns-spanned="1" table:number-rows-spanned="3" table:style-name="ce26">
            <text:p>Vou continuar lendo outras afirmações para que você responda se concorda ou discorda. 'A violência doméstica e familiar contra a mulher aumentou nos últimos 12 meses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n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s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16</text:p>
          </table:table-cell>
          <table:table-cell office:value-type="string" table:number-columns-spanned="1" table:number-rows-spanned="3" table:style-name="ce26">
            <text:p>Vou continuar lendo outras afirmações para que você responda se concorda ou discorda. 'Facilitar a posse de armas aumenta a violência doméstica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n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s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17</text:p>
          </table:table-cell>
          <table:table-cell office:value-type="string" table:number-columns-spanned="1" table:number-rows-spanned="3" table:style-name="ce26">
            <text:p>Vou continuar lendo outras afirmações para que você responda se concorda ou discorda. 'O resultado das urnas eletrônicas em eleições é confiável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n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sco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18</text:p>
          </table:table-cell>
          <table:table-cell office:value-type="string" table:number-columns-spanned="1" table:number-rows-spanned="4" table:style-name="ce26">
            <text:p>Agora vou ler três frases e gostaria de saber qual delas melhor descreve sua opinião.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A democracia é sempre a melhor forma de governo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Em algumas situações, um governo autoritário é melhor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Tanto faz ter um governo democrático ou governo autoritário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19</text:p>
          </table:table-cell>
          <table:table-cell office:value-type="string" table:number-columns-spanned="1" table:number-rows-spanned="4" table:style-name="ce26">
            <text:p>E em geral, qual o seu nível de satisfação com a democracia no Brasil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Muito satisfeito(a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Pouco satisfeito(a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ada satisfeito(a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20</text:p>
          </table:table-cell>
          <table:table-cell office:value-type="string" table:number-columns-spanned="1" table:number-rows-spanned="3" table:style-name="ce26">
            <text:p>Você acompanha os assuntos ou leis em debate no Senado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21</text:p>
          </table:table-cell>
          <table:table-cell office:value-type="string" table:number-columns-spanned="1" table:number-rows-spanned="4" table:style-name="ce26">
            <text:p>Com que frequência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do di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Algumas vezes por seman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Sem frequência defini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22</text:p>
          </table:table-cell>
          <table:table-cell office:value-type="string" table:number-columns-spanned="1" table:number-rows-spanned="4" table:style-name="ce26">
            <text:p>O Senado possui o papel de elaborar leis que ajudem o país. Em sua opinião, o Senado: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umpre bem esse pape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Cumpre mais ou meno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Cumpre mal esse pape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23</text:p>
          </table:table-cell>
          <table:table-cell office:value-type="string" table:number-columns-spanned="1" table:number-rows-spanned="4" table:style-name="ce26">
            <text:p>O Senado também possui o papel de fiscalizar as ações do governo federal. Em sua opinião, o Senado: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umpre bem esse pape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Cumpre mais ou meno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Cumpre mal esse pape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8" table:style-name="ce25">
            <text:p>P24</text:p>
          </table:table-cell>
          <table:table-cell office:value-type="string" table:number-columns-spanned="1" table:number-rows-spanned="8" table:style-name="ce26">
            <text:p>Quando você escolhe votar em um candidato ao Senado, o que é mais importante para você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mbater a corrupção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enovar a política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Cuidar bem do estado onde você mora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6">
            <text:p>Ter experiência política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6">
            <text:p>Ter pensamento parecido com o seu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6" table:style-name="ce15">
            <text:p>6</text:p>
          </table:table-cell>
          <table:table-cell office:value-type="string" table:style-name="ce16">
            <text:p>Ser apoiado por um político que você já conhece.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7" table:style-name="ce15">
            <text:p>7</text:p>
          </table:table-cell>
          <table:table-cell office:value-type="string" table:style-name="ce16">
            <text:p>Outr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25</text:p>
          </table:table-cell>
          <table:table-cell office:value-type="string" table:number-columns-spanned="1" table:number-rows-spanned="3" table:style-name="ce26">
            <text:p>Durante as últimas eleições, você: 'Ficou sem falar com algum familiar por causa de política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26</text:p>
          </table:table-cell>
          <table:table-cell office:value-type="string" table:number-columns-spanned="1" table:number-rows-spanned="3" table:style-name="ce26">
            <text:p>Durante as últimas eleições, você: 'Ficou sem falar com algum amigo ou colega por causa de política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27</text:p>
          </table:table-cell>
          <table:table-cell office:value-type="string" table:number-columns-spanned="1" table:number-rows-spanned="3" table:style-name="ce26">
            <text:p>Durante as últimas eleições, você: 'Sofreu ofensa de estranhos por causa de política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28</text:p>
          </table:table-cell>
          <table:table-cell office:value-type="string" table:number-columns-spanned="1" table:number-rows-spanned="3" table:style-name="ce26">
            <text:p>E você acha que as desavenças políticas serão superadas após as eleições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35">
            <text:p>P29</text:p>
          </table:table-cell>
          <table:table-cell office:value-type="string" table:number-columns-spanned="1" table:number-rows-spanned="3" table:style-name="ce26">
            <text:p>Você tem acesso à internet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30</text:p>
          </table:table-cell>
          <table:table-cell office:value-type="string" table:number-columns-spanned="1" table:number-rows-spanned="3" table:style-name="ce26">
            <text:p>E você usa alguma rede social, como facebook, instagram, whatsapp ou outras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31</text:p>
          </table:table-cell>
          <table:table-cell office:value-type="string" table:number-columns-spanned="1" table:number-rows-spanned="3" table:style-name="ce26">
            <text:p>Você usa as redes sociais para conversar sobre política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32</text:p>
          </table:table-cell>
          <table:table-cell office:value-type="string" table:number-columns-spanned="1" table:number-rows-spanned="4" table:style-name="ce26">
            <text:p>Agora peço que me diga com que frequência você recorre às atitudes que vou ler para tratar de política nas redes sociais. Você: 'Compartilha conteúdo que considera relevante sem alterá-lo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emp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aramen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u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33</text:p>
          </table:table-cell>
          <table:table-cell office:value-type="string" table:number-columns-spanned="1" table:number-rows-spanned="4" table:style-name="ce26">
            <text:p>Agora peço que me diga com que frequência você recorre às atitudes que vou ler para tratar de política nas redes sociais. Você: 'Faz textos ou análises de informações ou fatos que considera relevantes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emp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aramen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u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34</text:p>
          </table:table-cell>
          <table:table-cell office:value-type="string" table:number-columns-spanned="1" table:number-rows-spanned="4" table:style-name="ce26">
            <text:p>Agora peço que me diga com que frequência você recorre às atitudes que vou ler para tratar de política nas redes sociais. Você: 'Faz comentários em postagens com as quais CONCORDA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emp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aramen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u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35</text:p>
          </table:table-cell>
          <table:table-cell office:value-type="string" table:number-columns-spanned="1" table:number-rows-spanned="4" table:style-name="ce26">
            <text:p>Agora peço que me diga com que frequência você recorre às atitudes que vou ler para tratar de política nas redes sociais. Você: 'Faz comentários em postagens com as quais DISCORDA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emp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aramen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u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36</text:p>
          </table:table-cell>
          <table:table-cell office:value-type="string" table:number-columns-spanned="1" table:number-rows-spanned="4" table:style-name="ce26">
            <text:p>Agora peço que me diga com que frequência você recorre às atitudes que vou ler para tratar de política nas redes sociais. Você: 'Organiza discussões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emp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aramen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u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37</text:p>
          </table:table-cell>
          <table:table-cell office:value-type="string" table:number-columns-spanned="1" table:number-rows-spanned="4" table:style-name="ce26">
            <text:p>Agora peço que me diga com que frequência você recorre às atitudes que vou ler para tratar de política nas redes sociais. Você: 'Faz pressão em políticos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emp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aramen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u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38</text:p>
          </table:table-cell>
          <table:table-cell office:value-type="string" table:number-columns-spanned="1" table:number-rows-spanned="4" table:style-name="ce26">
            <text:p>Agora peço que me diga com que frequência você recorre às atitudes que vou ler para tratar de política nas redes sociais. Você: 'Participa de grupos no WhatsApp ou Telegram que discutem temas sobre política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emp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aramen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u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P39</text:p>
          </table:table-cell>
          <table:table-cell office:value-type="string" table:number-columns-spanned="1" table:number-rows-spanned="4" table:style-name="ce26">
            <text:p>Agora peço que me diga com que frequência você recorre às atitudes que vou ler para tratar de política nas redes sociais. Você: 'Envia mensagens sobre política em grupos de WhatsApp ou Telegram de amigos ou da família.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empr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Raramen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Nu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0</text:p>
          </table:table-cell>
          <table:table-cell office:value-type="string" table:number-columns-spanned="1" table:number-rows-spanned="3" table:style-name="ce26">
            <text:p>Nos últimos 6 meses, você teve acesso a notícias sobre política que você desconfia que sejam falsas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1</text:p>
          </table:table-cell>
          <table:table-cell office:value-type="string" table:number-columns-spanned="1" table:number-rows-spanned="3" table:style-name="ce26">
            <text:p>E você teve acesso a essas notícias que desconfia que sejam falsas por meio de: 'Jornais e Revistas nacionais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2</text:p>
          </table:table-cell>
          <table:table-cell office:value-type="string" table:number-columns-spanned="1" table:number-rows-spanned="3" table:style-name="ce26">
            <text:p>E você teve acesso a essas notícias que desconfia que sejam falsas por meio de: 'Noticiário da TV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3</text:p>
          </table:table-cell>
          <table:table-cell office:value-type="string" table:number-columns-spanned="1" table:number-rows-spanned="3" table:style-name="ce26">
            <text:p>E você teve acesso a essas notícias que desconfia que sejam falsas por meio de: 'Programas de Rádio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4</text:p>
          </table:table-cell>
          <table:table-cell office:value-type="string" table:number-columns-spanned="1" table:number-rows-spanned="3" table:style-name="ce26">
            <text:p>E você teve acesso a essas notícias que desconfia que sejam falsas por meio de: 'Jornais e sites locais, da sua região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5</text:p>
          </table:table-cell>
          <table:table-cell office:value-type="string" table:number-columns-spanned="1" table:number-rows-spanned="3" table:style-name="ce26">
            <text:p>Ainda sobre essas notícias que você desconfia que sejam falsas, você teve acesso por meio de: 'Conversas com familiares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6</text:p>
          </table:table-cell>
          <table:table-cell office:value-type="string" table:number-columns-spanned="1" table:number-rows-spanned="3" table:style-name="ce26">
            <text:p>Ainda sobre essas notícias que você desconfia que sejam falsas, você teve acesso por meio de: 'Conversas com amigos e colegas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7</text:p>
          </table:table-cell>
          <table:table-cell office:value-type="string" table:number-columns-spanned="1" table:number-rows-spanned="3" table:style-name="ce26">
            <text:p>Ainda sobre essas notícias que você desconfia que sejam falsas, você teve acesso por meio de: 'Em mensagens por aplicativos como Whatsapp e Telegram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P48</text:p>
          </table:table-cell>
          <table:table-cell office:value-type="string" table:number-columns-spanned="1" table:number-rows-spanned="3" table:style-name="ce26">
            <text:p>Ainda sobre essas notícias que você desconfia que sejam falsas, você teve acesso por meio de: 'Nas redes sociais como facebook, instagram, youtube ou outras?'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25">
            <text:p>P49</text:p>
          </table:table-cell>
          <table:table-cell office:value-type="string" table:number-columns-spanned="1" table:number-rows-spanned="5" table:style-name="ce26">
            <text:p>Na política se fala em esquerda, direita e centro. Você se considera mais de: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Esque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Direit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Centr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6">
            <text:p>Nenhuma das anteriore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25">
            <text:p>V02</text:p>
          </table:table-cell>
          <table:table-cell office:value-type="string" table:number-columns-spanned="1" table:number-rows-spanned="2" table:style-name="ce26">
            <text:p>Sexo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Masculin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Feminino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style-name="ce19">
            <text:p>V03</text:p>
          </table:table-cell>
          <table:table-cell office:value-type="string" table:style-name="ce12">
            <text:p>Qual sua idade? (Ver VD_IDADE)</text:p>
          </table:table-cell>
          <table:table-cell office:value-type="string" table:style-name="ce14">
            <text:p>-</text:p>
          </table:table-cell>
          <table:table-cell office:value-type="string" table:style-name="ce17">
            <text:p>-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6" table:style-name="ce25">
            <text:p>V04</text:p>
          </table:table-cell>
          <table:table-cell office:value-type="string" table:number-columns-spanned="1" table:number-rows-spanned="6" table:style-name="ce26">
            <text:p>Qual sua cor ou raça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Bra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Pret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Pard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6">
            <text:p>Indígen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6">
            <text:p>Amarel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7" table:style-name="ce25">
            <text:p>V05</text:p>
          </table:table-cell>
          <table:table-cell office:value-type="string" table:number-columns-spanned="1" table:number-rows-spanned="7" table:style-name="ce26">
            <text:p>Qual sua escolaridade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Não alfabetizado(a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Fundamental (Não ler - 1º grau/ ginasial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Médio (Não ler - 2º grau/ colegial/técnico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6">
            <text:p>Superior (Não ler - 3º grau/graduação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6">
            <text:p>Primári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6" table:style-name="ce15">
            <text:p>6</text:p>
          </table:table-cell>
          <table:table-cell office:value-type="string" table:style-name="ce16">
            <text:p>Pós-graduação, mestrado, doutorad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V06</text:p>
          </table:table-cell>
          <table:table-cell office:value-type="string" table:number-columns-spanned="1" table:number-rows-spanned="3" table:style-name="ce26">
            <text:p>Completo ou incompleto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omplet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Incomplet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V07</text:p>
          </table:table-cell>
          <table:table-cell office:value-type="string" table:number-columns-spanned="1" table:number-rows-spanned="3" table:style-name="ce26">
            <text:p>Na semana passada, por pelo menos uma hora, você exerceu algum trabalho remunerado, seja ele trabalho fixo ou bico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V08</text:p>
          </table:table-cell>
          <table:table-cell office:value-type="string" table:number-columns-spanned="1" table:number-rows-spanned="3" table:style-name="ce26">
            <text:p>Na semana passada, você estava temporariamente afastado de algum trabalho remunerado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6" table:style-name="ce25">
            <text:p>V09</text:p>
          </table:table-cell>
          <table:table-cell office:value-type="string" table:number-columns-spanned="1" table:number-rows-spanned="6" table:style-name="ce26">
            <text:p>Qual sua religião ou crença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Católi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Evangéli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Espírit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6">
            <text:p>Sem religião ou crenç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6">
            <text:p>Outr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5">
            <text:p>V10</text:p>
          </table:table-cell>
          <table:table-cell office:value-type="string" table:number-columns-spanned="1" table:number-rows-spanned="4" table:style-name="ce26">
            <text:p>Normalmente, qual a renda bruta mensal total do seu domicílio, incluindo as rendas e benefícios governamentais de todas as pessoas que moram com você, inclusive a sua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Até R$ 2.500,00 (até 2 salários mínimos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Entre R$2.500 e R$6.000 (entre 2 e 5 salários mínimos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6">
            <text:p>Mais de R$6.000,00 (mais de 5 salários mínimos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7" table:style-name="ce13">
            <text:p>97</text:p>
          </table:table-cell>
          <table:table-cell office:value-type="string" table:style-name="ce16">
            <text:p>Não sei/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V11</text:p>
          </table:table-cell>
          <table:table-cell office:value-type="string" table:number-columns-spanned="1" table:number-rows-spanned="3" table:style-name="ce26">
            <text:p>Você tem conseguido poupar dinheiro para emergências e necessidades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V12</text:p>
          </table:table-cell>
          <table:table-cell office:value-type="string" table:number-columns-spanned="1" table:number-rows-spanned="3" table:style-name="ce26">
            <text:p>Você possui dívidas em atraso a mais de 90 dias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5">
            <text:p>V13</text:p>
          </table:table-cell>
          <table:table-cell office:value-type="string" table:number-columns-spanned="1" table:number-rows-spanned="3" table:style-name="ce26">
            <text:p>Nessas eleições você compareceu para votar no primeiro turno?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6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16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8" table:style-name="ce55">
            <text:p>V14</text:p>
          </table:table-cell>
          <table:table-cell office:value-type="string" table:number-columns-spanned="1" table:number-rows-spanned="8" table:style-name="ce26">
            <text:p>Em quem você votou no primeiro turno para presidente?</text:p>
          </table:table-cell>
          <table:table-cell office:value-type="float" office:value="1" table:style-name="ce13">
            <text:p>1</text:p>
          </table:table-cell>
          <table:table-cell office:value-type="string" table:style-name="ce23">
            <text:p>Jair Bolsonaro (22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3">
            <text:p>2</text:p>
          </table:table-cell>
          <table:table-cell office:value-type="string" table:style-name="ce23">
            <text:p>Lula (13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3">
            <text:p>3</text:p>
          </table:table-cell>
          <table:table-cell office:value-type="string" table:style-name="ce23">
            <text:p>Ciro Gomes (12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3">
            <text:p>4</text:p>
          </table:table-cell>
          <table:table-cell office:value-type="string" table:style-name="ce23">
            <text:p>Simone Tebet (15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3">
            <text:p>5</text:p>
          </table:table-cell>
          <table:table-cell office:value-type="string" table:style-name="ce23">
            <text:p>Outro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6" table:style-name="ce13">
            <text:p>6</text:p>
          </table:table-cell>
          <table:table-cell office:value-type="string" table:style-name="ce23">
            <text:p>Branc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7" table:style-name="ce13">
            <text:p>7</text:p>
          </table:table-cell>
          <table:table-cell office:value-type="string" table:style-name="ce23">
            <text:p>Nul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23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55">
            <text:p>V15</text:p>
          </table:table-cell>
          <table:table-cell office:value-type="string" table:number-columns-spanned="1" table:number-rows-spanned="3" table:style-name="ce26">
            <text:p>E você compareceu para votar no segundo turno?</text:p>
          </table:table-cell>
          <table:table-cell office:value-type="float" office:value="1" table:style-name="ce13">
            <text:p>1</text:p>
          </table:table-cell>
          <table:table-cell office:value-type="string" table:style-name="ce23">
            <text:p>Sim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3">
            <text:p>2</text:p>
          </table:table-cell>
          <table:table-cell office:value-type="string" table:style-name="ce23">
            <text:p>Nã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23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55">
            <text:p>V16</text:p>
          </table:table-cell>
          <table:table-cell office:value-type="string" table:number-columns-spanned="1" table:number-rows-spanned="5" table:style-name="ce26">
            <text:p>Em quem você votou no segundo turno para presidente?</text:p>
          </table:table-cell>
          <table:table-cell office:value-type="float" office:value="1" table:style-name="ce13">
            <text:p>1</text:p>
          </table:table-cell>
          <table:table-cell office:value-type="string" table:style-name="ce23">
            <text:p>Jair Bolsonaro (22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3">
            <text:p>2</text:p>
          </table:table-cell>
          <table:table-cell office:value-type="string" table:style-name="ce23">
            <text:p>Lula (13)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3">
            <text:p>3</text:p>
          </table:table-cell>
          <table:table-cell office:value-type="string" table:style-name="ce23">
            <text:p>Branc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3">
            <text:p>4</text:p>
          </table:table-cell>
          <table:table-cell office:value-type="string" table:style-name="ce23">
            <text:p>Nul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99" table:style-name="ce13">
            <text:p>99</text:p>
          </table:table-cell>
          <table:table-cell office:value-type="string" table:style-name="ce23">
            <text:p>Prefiro não responder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4" table:number-rows-spanned="1" table:style-name="ce57">
            <text:p>Variáveis Derivadas</text:p>
          </table:table-cell>
          <table:covered-table-cell table:number-columns-repeated="3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27">
            <text:p>VD_REGIAO</text:p>
          </table:table-cell>
          <table:table-cell office:value-type="string" table:number-columns-spanned="1" table:number-rows-spanned="5" table:style-name="ce28">
            <text:p>Região (Construída a partir da P02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Nor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11">
            <text:p>Nordes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0">
            <text:p>3</text:p>
          </table:table-cell>
          <table:table-cell office:value-type="string" table:style-name="ce11">
            <text:p>Sudeste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0">
            <text:p>4</text:p>
          </table:table-cell>
          <table:table-cell office:value-type="string" table:style-name="ce11">
            <text:p>Sul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0">
            <text:p>5</text:p>
          </table:table-cell>
          <table:table-cell office:value-type="string" table:style-name="ce11">
            <text:p>Centro-Oeste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7">
            <text:p>VD_EDUCACAO</text:p>
          </table:table-cell>
          <table:table-cell office:value-type="string" table:number-columns-spanned="1" table:number-rows-spanned="3" table:style-name="ce28">
            <text:p>Escolaridade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té ensino fundamental complet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11">
            <text:p>Ensino médio completo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0">
            <text:p>3</text:p>
          </table:table-cell>
          <table:table-cell office:value-type="string" table:style-name="ce11">
            <text:p>Ensino superior incompleto ou mais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27">
            <text:p>VD_IDADE</text:p>
          </table:table-cell>
          <table:table-cell office:value-type="string" table:number-columns-spanned="1" table:number-rows-spanned="5" table:style-name="ce28">
            <text:p>Idade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De 16 a 29 ano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11">
            <text:p>De 30 a 39 ano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3" table:style-name="ce10">
            <text:p>3</text:p>
          </table:table-cell>
          <table:table-cell office:value-type="string" table:style-name="ce11">
            <text:p>De 40 a 49 ano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4" table:style-name="ce10">
            <text:p>4</text:p>
          </table:table-cell>
          <table:table-cell office:value-type="string" table:style-name="ce11">
            <text:p>De 50 a 59 anos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5" table:style-name="ce10">
            <text:p>5</text:p>
          </table:table-cell>
          <table:table-cell office:value-type="string" table:style-name="ce11">
            <text:p>60 anos ou mais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27">
            <text:p>VD_RACA</text:p>
          </table:table-cell>
          <table:table-cell office:value-type="string" table:number-columns-spanned="1" table:number-rows-spanned="2" table:style-name="ce28">
            <text:p>Cor/raça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Branca</text:p>
          </table:table-cell>
          <table:table-cell table:style-name="ce18"/>
          <table:table-cell table:number-columns-repeated="16379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11">
            <text:p>Preta/Parda/Indígena/Amarela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27">
            <text:p>VD_ACOMPANHA_SENADO</text:p>
          </table:table-cell>
          <table:table-cell office:value-type="string" table:number-columns-spanned="1" table:number-rows-spanned="5" table:style-name="ce28">
            <text:p>Você acompanha os assuntos ou leis em debate no Senado?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Sim, todo dia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11">
            <text:p>Sim, algumas vezes por semana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" table:style-name="ce10">
            <text:p>3</text:p>
          </table:table-cell>
          <table:table-cell office:value-type="string" table:style-name="ce11">
            <text:p>Sim, sem frequência definida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4" table:style-name="ce10">
            <text:p>4</text:p>
          </table:table-cell>
          <table:table-cell office:value-type="string" table:style-name="ce11">
            <text:p>Não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7" table:style-name="ce10">
            <text:p>97</text:p>
          </table:table-cell>
          <table:table-cell office:value-type="string" table:style-name="ce11">
            <text:p>Não sei/Prefiro não responder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58">
            <text:p>VD_TRABALHO</text:p>
          </table:table-cell>
          <table:table-cell office:value-type="string" table:number-columns-spanned="1" table:number-rows-spanned="4" table:style-name="ce59">
            <text:p>Na semana passada, por pelo menos uma hora, você exerceu algum trabalho remune-rado, seja ele trabalho fixo ou bico?</text:p>
          </table:table-cell>
          <table:table-cell office:value-type="float" office:value="1" table:style-name="ce10">
            <text:p>1</text:p>
          </table:table-cell>
          <table:table-cell office:value-type="string" table:style-name="ce21">
            <text:p>Sim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21">
            <text:p>Não, mas estava temporariamente afastado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" table:style-name="ce10">
            <text:p>3</text:p>
          </table:table-cell>
          <table:table-cell office:value-type="string" table:style-name="ce21">
            <text:p>Não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99" table:style-name="ce10">
            <text:p>99</text:p>
          </table:table-cell>
          <table:table-cell office:value-type="string" table:style-name="ce21">
            <text:p>Prefiro não responder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48">
            <text:p>VD_PORTE</text:p>
          </table:table-cell>
          <table:table-cell office:value-type="string" table:number-columns-spanned="1" table:number-rows-spanned="3" table:style-name="ce28">
            <text:p>Porte do município</text:p>
          </table:table-cell>
          <table:table-cell office:value-type="float" office:value="1" table:style-name="ce10">
            <text:p>1</text:p>
          </table:table-cell>
          <table:table-cell office:value-type="string" table:style-name="ce22">
            <text:p>Até 50 mil habitantes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22">
            <text:p>Mais de 50 mil até 500 mil habitantes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" table:style-name="ce10">
            <text:p>3</text:p>
          </table:table-cell>
          <table:table-cell office:value-type="string" table:style-name="ce22">
            <text:p>Mais de 500 mil habitantes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48">
            <text:p>VD_VOTO.TURNO1</text:p>
          </table:table-cell>
          <table:table-cell office:value-type="string" table:number-columns-spanned="1" table:number-rows-spanned="3" table:style-name="ce28">
            <text:p>Voto para presidente no primeiro turno (Construída a partir da V13 e V14)</text:p>
          </table:table-cell>
          <table:table-cell office:value-type="float" office:value="1" table:style-name="ce10">
            <text:p>1</text:p>
          </table:table-cell>
          <table:table-cell office:value-type="string" table:style-name="ce23">
            <text:p>Jair Bolsonaro (22)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23">
            <text:p>Lula (13)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3" table:style-name="ce10">
            <text:p>3</text:p>
          </table:table-cell>
          <table:table-cell office:value-type="string" table:style-name="ce22">
            <text:p>Outros/Branco/Nulo/Não votou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48">
            <text:p>VD_VOTO.TURNO2</text:p>
          </table:table-cell>
          <table:table-cell office:value-type="string" table:number-columns-spanned="1" table:number-rows-spanned="3" table:style-name="ce28">
            <text:p>Voto para presidente no segundo turno (Construída a partir da V15 e V16)</text:p>
          </table:table-cell>
          <table:table-cell office:value-type="float" office:value="1" table:style-name="ce10">
            <text:p>1</text:p>
          </table:table-cell>
          <table:table-cell office:value-type="string" table:style-name="ce23">
            <text:p>Jair Bolsonaro (22)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float" office:value="2" table:style-name="ce10">
            <text:p>2</text:p>
          </table:table-cell>
          <table:table-cell office:value-type="string" table:style-name="ce23">
            <text:p>Lula (13)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float" office:value="3" table:style-name="ce13">
            <text:p>3</text:p>
          </table:table-cell>
          <table:table-cell office:value-type="string" table:style-name="ce22">
            <text:p>Branco/Nulo/Não votou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7">
            <text:p>Variáveis de ponderaçã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0">
            <text:p>POP_REGIAO_SEXO</text:p>
          </table:table-cell>
          <table:table-cell office:value-type="string" table:style-name="ce12">
            <text:p>Total populacional estimado por região e sexo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P_REGIAO_IDADE</text:p>
          </table:table-cell>
          <table:table-cell office:value-type="string" table:style-name="ce12">
            <text:p>Total populacional estimado por região e faixa etária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P_REGIAO_RACA</text:p>
          </table:table-cell>
          <table:table-cell office:value-type="string" table:style-name="ce12">
            <text:p>Total populacional estimado por região e raça/cor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P_REGIAO_EDU</text:p>
          </table:table-cell>
          <table:table-cell office:value-type="string" table:style-name="ce12">
            <text:p>Total populacional estimado por região e escolaridade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P_REGIAO_PORTE</text:p>
          </table:table-cell>
          <table:table-cell office:value-type="string" table:style-name="ce12">
            <text:p>Total populacional estimado por região e porte de município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P_REGIAO_VOTO.TURNO1</text:p>
          </table:table-cell>
          <table:table-cell office:value-type="string" table:style-name="ce12">
            <text:p>Total populacional estimado por região e voto no primeiro turno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OP_REGIAO_VOTO.TURNO2</text:p>
          </table:table-cell>
          <table:table-cell office:value-type="string" table:style-name="ce12">
            <text:p>Total populacional estimado por região e voto no segundo turno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W1</text:p>
          </table:table-cell>
          <table:table-cell office:value-type="string" table:style-name="ce12">
            <text:p>Peso amostral do respondente sem pós-estratificação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W2</text:p>
          </table:table-cell>
          <table:table-cell office:value-type="string" table:style-name="ce12">
            <text:p>Peso amostral do respondente com pós-estratificação.</text:p>
          </table:table-cell>
          <table:table-cell office:value-type="string" table:style-name="ce14">
            <text:p>-</text:p>
          </table:table-cell>
          <table:table-cell office:value-type="string" table:style-name="ce16">
            <text:p>Valor numérico.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6">
            <text:p>*A variável 'município do entrevistado' (P03) é omitida dos microdados por conta da Lei Geral de Proteção de Dados Pessoais (LGPD). Para mais informações, ver arquivo 'Leia-me'.</text:p>
          </table:table-cell>
          <table:covered-table-cell table:number-columns-repeated="3"/>
          <table:table-cell table:number-columns-repeated="16380"/>
        </table:table-row>
        <table:table-row table:number-rows-repeated="1048273" table:style-name="ro1">
          <table:table-cell table:number-columns-repeated="16384"/>
        </table:table-row>
      </table:table>
      <table:database-ranges>
        <table:database-range table:target-range-address="Sheet_1.A1:Sheet_1.D25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sq</meta:initial-creator>
    <dc:creator>Marina Barros de Oliveira</dc:creator>
    <meta:creation-date>2022-11-29T14:39:36Z</meta:creation-date>
    <dc:date>2023-02-06T21:45:35Z</dc:date>
  </office:meta>
</office:document-meta>
</file>